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oppyPhraseScorer.flip( PhrasePositions pp , PhrasePositions p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loppyPhraseScorer.initPhrasePositions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SloppyPhraseScorer.phraseFreq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loppyPhraseScorer.termPositionsDiffer( PhrasePositions p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loppyPhraseScorer.SloppyPhraseScorer( Weight weight , TermPositions [ ] tps , int [ ] offsets , Similarity similarity , int slop , byte [ ] no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